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Administrator_5f_structure" style:display-name="Administrator_structure" style:family="table">
      <style:table-properties style:width="5.7674in" table:align="margins"/>
    </style:style>
    <style:style style:name="Administrator_5f_structure.A" style:display-name="Administrator_structure.A" style:family="table-column">
      <style:table-column-properties style:column-width="1.1535in" style:rel-column-width="13106*"/>
    </style:style>
    <style:style style:name="Administrator_5f_structure.E" style:display-name="Administrator_structure.E" style:family="table-column">
      <style:table-column-properties style:column-width="1.1542in" style:rel-column-width="13111*"/>
    </style:style>
    <style:style style:name="Appointment_5f_structure" style:display-name="Appointment_structure" style:family="table">
      <style:table-properties style:width="5.7674in" table:align="margins"/>
    </style:style>
    <style:style style:name="Appointment_5f_structure.A" style:display-name="Appointment_structure.A" style:family="table-column">
      <style:table-column-properties style:column-width="1.1535in" style:rel-column-width="13106*"/>
    </style:style>
    <style:style style:name="Appointment_5f_structure.E" style:display-name="Appointment_structure.E" style:family="table-column">
      <style:table-column-properties style:column-width="1.1542in" style:rel-column-width="13111*"/>
    </style:style>
    <style:style style:name="Department_5f_structure" style:display-name="Department_structure" style:family="table">
      <style:table-properties style:width="5.7674in" table:align="margins"/>
    </style:style>
    <style:style style:name="Department_5f_structure.A" style:display-name="Department_structure.A" style:family="table-column">
      <style:table-column-properties style:column-width="1.25in" style:rel-column-width="1800*"/>
    </style:style>
    <style:style style:name="Department_5f_structure.B" style:display-name="Department_structure.B" style:family="table-column">
      <style:table-column-properties style:column-width="1.0563in" style:rel-column-width="1521*"/>
    </style:style>
    <style:style style:name="Department_5f_structure.C" style:display-name="Department_structure.C" style:family="table-column">
      <style:table-column-properties style:column-width="1.1535in" style:rel-column-width="1661*"/>
    </style:style>
    <style:style style:name="Department_5f_structure.E" style:display-name="Department_structure.E" style:family="table-column">
      <style:table-column-properties style:column-width="1.1542in" style:rel-column-width="1662*"/>
    </style:style>
    <style:style style:name="Doctor_5f_structure" style:display-name="Doctor_structure" style:family="table">
      <style:table-properties style:width="5.7674in" table:align="margins"/>
    </style:style>
    <style:style style:name="Doctor_5f_structure.A" style:display-name="Doctor_structure.A" style:family="table-column">
      <style:table-column-properties style:column-width="1.1535in" style:rel-column-width="13106*"/>
    </style:style>
    <style:style style:name="Doctor_5f_structure.E" style:display-name="Doctor_structure.E" style:family="table-column">
      <style:table-column-properties style:column-width="1.1542in" style:rel-column-width="13111*"/>
    </style:style>
    <style:style style:name="Employee_5f_structure" style:display-name="Employee_structure" style:family="table">
      <style:table-properties style:width="5.7674in" table:align="margins"/>
    </style:style>
    <style:style style:name="Employee_5f_structure.A" style:display-name="Employee_structure.A" style:family="table-column">
      <style:table-column-properties style:column-width="1.1535in" style:rel-column-width="13106*"/>
    </style:style>
    <style:style style:name="Employee_5f_structure.E" style:display-name="Employee_structure.E" style:family="table-column">
      <style:table-column-properties style:column-width="1.1542in" style:rel-column-width="13111*"/>
    </style:style>
    <style:style style:name="Medication_5f_structure" style:display-name="Medication_structure" style:family="table">
      <style:table-properties style:width="5.7674in" table:align="margins"/>
    </style:style>
    <style:style style:name="Medication_5f_structure.A" style:display-name="Medication_structure.A" style:family="table-column">
      <style:table-column-properties style:column-width="1.1535in" style:rel-column-width="13106*"/>
    </style:style>
    <style:style style:name="Medication_5f_structure.E" style:display-name="Medication_structure.E" style:family="table-column">
      <style:table-column-properties style:column-width="1.1542in" style:rel-column-width="13111*"/>
    </style:style>
    <style:style style:name="Nurse_5f_structure" style:display-name="Nurse_structure" style:family="table">
      <style:table-properties style:width="5.7674in" table:align="margins"/>
    </style:style>
    <style:style style:name="Nurse_5f_structure.A" style:display-name="Nurse_structure.A" style:family="table-column">
      <style:table-column-properties style:column-width="1.1535in" style:rel-column-width="13106*"/>
    </style:style>
    <style:style style:name="Nurse_5f_structure.E" style:display-name="Nurse_structure.E" style:family="table-column">
      <style:table-column-properties style:column-width="1.1542in" style:rel-column-width="13111*"/>
    </style:style>
    <style:style style:name="Occupies_5f_structure" style:display-name="Occupies_structure" style:family="table">
      <style:table-properties style:width="5.7674in" table:align="margins"/>
    </style:style>
    <style:style style:name="Occupies_5f_structure.A" style:display-name="Occupies_structure.A" style:family="table-column">
      <style:table-column-properties style:column-width="1.1535in" style:rel-column-width="13106*"/>
    </style:style>
    <style:style style:name="Occupies_5f_structure.E" style:display-name="Occupies_structure.E" style:family="table-column">
      <style:table-column-properties style:column-width="1.1542in" style:rel-column-width="13111*"/>
    </style:style>
    <style:style style:name="Patient_5f_structure" style:display-name="Patient_structure" style:family="table">
      <style:table-properties style:width="5.7674in" table:align="margins"/>
    </style:style>
    <style:style style:name="Patient_5f_structure.A" style:display-name="Patient_structure.A" style:family="table-column">
      <style:table-column-properties style:column-width="1.1535in" style:rel-column-width="13106*"/>
    </style:style>
    <style:style style:name="Patient_5f_structure.E" style:display-name="Patient_structure.E" style:family="table-column">
      <style:table-column-properties style:column-width="1.1542in" style:rel-column-width="13111*"/>
    </style:style>
    <style:style style:name="Patient_5f_triggers" style:display-name="Patient_triggers" style:family="table">
      <style:table-properties style:width="5.7674in" table:align="margins"/>
    </style:style>
    <style:style style:name="Patient_5f_triggers.A" style:display-name="Patient_triggers.A" style:family="table-column">
      <style:table-column-properties style:column-width="1.5625in" style:rel-column-width="2250*"/>
    </style:style>
    <style:style style:name="Patient_5f_triggers.B" style:display-name="Patient_triggers.B" style:family="table-column">
      <style:table-column-properties style:column-width="1.3208in" style:rel-column-width="1902*"/>
    </style:style>
    <style:style style:name="Patient_5f_triggers.C" style:display-name="Patient_triggers.C" style:family="table-column">
      <style:table-column-properties style:column-width="1.4417in" style:rel-column-width="2076*"/>
    </style:style>
    <style:style style:name="Patient_5f_triggers.D" style:display-name="Patient_triggers.D" style:family="table-column">
      <style:table-column-properties style:column-width="1.4424in" style:rel-column-width="2077*"/>
    </style:style>
    <style:style style:name="Pharmacist_5f_structure" style:display-name="Pharmacist_structure" style:family="table">
      <style:table-properties style:width="5.7361in" table:align="right"/>
    </style:style>
    <style:style style:name="Pharmacist_5f_structure.A" style:display-name="Pharmacist_structure.A" style:family="table-column">
      <style:table-column-properties style:column-width="1.125in"/>
    </style:style>
    <style:style style:name="Pharmacist_5f_structure.B" style:display-name="Pharmacist_structure.B" style:family="table-column">
      <style:table-column-properties style:column-width="1.1458in"/>
    </style:style>
    <style:style style:name="Pharmacist_5f_structure.C" style:display-name="Pharmacist_structure.C" style:family="table-column">
      <style:table-column-properties style:column-width="1.1563in"/>
    </style:style>
    <style:style style:name="Pharmacist_5f_structure.E" style:display-name="Pharmacist_structure.E" style:family="table-column">
      <style:table-column-properties style:column-width="1.1528in"/>
    </style:style>
    <style:style style:name="Receptionist_5f_structure" style:display-name="Receptionist_structure" style:family="table">
      <style:table-properties style:width="5.7674in" table:align="margins"/>
    </style:style>
    <style:style style:name="Receptionist_5f_structure.A" style:display-name="Receptionist_structure.A" style:family="table-column">
      <style:table-column-properties style:column-width="1.1535in" style:rel-column-width="13106*"/>
    </style:style>
    <style:style style:name="Receptionist_5f_structure.E" style:display-name="Receptionist_structure.E" style:family="table-column">
      <style:table-column-properties style:column-width="1.1542in" style:rel-column-width="13111*"/>
    </style:style>
    <style:style style:name="Record_5f_structure" style:display-name="Record_structure" style:family="table">
      <style:table-properties style:width="5.7674in" table:align="margins"/>
    </style:style>
    <style:style style:name="Record_5f_structure.A" style:display-name="Record_structure.A" style:family="table-column">
      <style:table-column-properties style:column-width="1.1535in" style:rel-column-width="13106*"/>
    </style:style>
    <style:style style:name="Record_5f_structure.E" style:display-name="Record_structure.E" style:family="table-column">
      <style:table-column-properties style:column-width="1.1542in" style:rel-column-width="13111*"/>
    </style:style>
    <style:style style:name="Room_5f_structure" style:display-name="Room_structure" style:family="table">
      <style:table-properties style:width="5.7674in" table:align="margins"/>
    </style:style>
    <style:style style:name="Room_5f_structure.A" style:display-name="Room_structure.A" style:family="table-column">
      <style:table-column-properties style:column-width="1.1535in" style:rel-column-width="13106*"/>
    </style:style>
    <style:style style:name="Room_5f_structure.E" style:display-name="Room_structure.E" style:family="table-column">
      <style:table-column-properties style:column-width="1.1542in" style:rel-column-width="13111*"/>
    </style:style>
    <style:style style:name="User_5f_structure" style:display-name="User_structure" style:family="table">
      <style:table-properties style:width="5.7674in" table:align="margins"/>
    </style:style>
    <style:style style:name="User_5f_structure.A" style:display-name="User_structure.A" style:family="table-column">
      <style:table-column-properties style:column-width="1.1535in" style:rel-column-width="13106*"/>
    </style:style>
    <style:style style:name="User_5f_structure.E" style:display-name="User_structure.E" style:family="table-column">
      <style:table-column-properties style:column-width="1.1542in" style:rel-column-width="13111*"/>
    </style:style>
    <style:style style:name="See_20_specialties_20_on_20_call_5f_structure" style:display-name="See specialties on call_structure" style:family="table">
      <style:table-properties style:width="5.7674in" table:align="margins"/>
    </style:style>
    <style:style style:name="See_20_specialties_20_on_20_call_5f_structure.A" style:display-name="See specialties on call_structure.A" style:family="table-column">
      <style:table-column-properties style:column-width="1.1535in" style:rel-column-width="13106*"/>
    </style:style>
    <style:style style:name="See_20_specialties_20_on_20_call_5f_structure.E" style:display-name="See specialties on call_structure.E" style:family="table-column">
      <style:table-column-properties style:column-width="1.1542in" style:rel-column-width="13111*"/>
    </style:style>
    <style:style style:name="P1" style:family="paragraph" style:parent-style-name="Standard">
      <style:text-properties officeooo:rsid="001ee174" officeooo:paragraph-rsid="001ee174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Database cs4750pnl8zp</text:h>
      <text:h text:style-name="Heading_20_2" text:outline-level="2" text:is-list-header="true">Table structure for table Administrator</text:h>
      <table:table table:name="Administrator_structure" table:style-name="Administrator_5f_structure">
        <table:table-column table:style-name="Administrator_5f_structure.A" table:number-columns-repeated="4"/>
        <table:table-column table:style-name="Administrator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LastLogi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Appointment</text:h>
      <table:table table:name="Appointment_structure" table:style-name="Appointment_5f_structure">
        <table:table-column table:style-name="Appointment_5f_structure.A" table:number-columns-repeated="4"/>
        <table:table-column table:style-name="Appointmen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Appointment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  <table:table-row>
          <table:table-cell office:value-type="string">
            <text:p text:style-name="Standard">Docto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Patient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Date</text:p>
          </table:table-cell>
          <table:table-cell office:value-type="string">
            <text:p text:style-name="Standard">datetim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epartment</text:h>
      <table:table table:name="Department_structure" table:style-name="Department_5f_structure">
        <table:table-column table:style-name="Department_5f_structure.A"/>
        <table:table-column table:style-name="Department_5f_structure.B"/>
        <table:table-column table:style-name="Department_5f_structure.C" table:number-columns-repeated="2"/>
        <table:table-column table:style-name="Departmen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Departmen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</table:table>
      <text:h text:style-name="Heading_20_2" text:outline-level="2" text:is-list-header="true">Table structure for table Doctor</text:h>
      <table:table table:name="Doctor_structure" table:style-name="Doctor_5f_structure">
        <table:table-column table:style-name="Doctor_5f_structure.A" table:number-columns-repeated="4"/>
        <table:table-column table:style-name="Doctor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Specialty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icenseNumber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OnCall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Employee</text:h>
      <table:table table:name="Employee_structure" table:style-name="Employee_5f_structure">
        <table:table-column table:style-name="Employee_5f_structure.A" table:number-columns-repeated="4"/>
        <table:table-column table:style-name="Employee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Firs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s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ateOfBirth</text:p>
          </table:table-cell>
          <table:table-cell office:value-type="string">
            <text:p text:style-name="Standard">dat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mail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PhoneNumber</text:p>
          </table:table-cell>
          <table:table-cell office:value-type="string">
            <text:p text:style-name="Standard">tiny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reetNum</text:p>
          </table:table-cell>
          <table:table-cell office:value-type="string">
            <text:p text:style-name="Standard">smallint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ree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ty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te</text:p>
          </table:table-cell>
          <table:table-cell office:value-type="string">
            <text:p text:style-name="Standard">varchar(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Zip</text:p>
          </table:table-cell>
          <table:table-cell office:value-type="string">
            <text:p text:style-name="Standard">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<text:soft-page-break/>Table structure for table Medication</text:h>
      <table:table table:name="Medication_structure" table:style-name="Medication_5f_structure">
        <table:table-column table:style-name="Medication_5f_structure.A" table:number-columns-repeated="4"/>
        <table:table-column table:style-name="Medication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Drug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  <table:table-row>
          <table:table-cell office:value-type="string">
            <text:p text:style-name="Standard">FDANumber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Nurse</text:h>
      <table:table table:name="Nurse_structure" table:style-name="Nurse_5f_structure">
        <table:table-column table:style-name="Nurse_5f_structure.A" table:number-columns-repeated="4"/>
        <table:table-column table:style-name="Nurse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LicenseNo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Department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Occupies</text:h>
      <table:table table:name="Occupies_structure" table:style-name="Occupies_5f_structure">
        <table:table-column table:style-name="Occupies_5f_structure.A" table:number-columns-repeated="4"/>
        <table:table-column table:style-name="Occupies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OccupationNum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  <table:table-row>
          <table:table-cell office:value-type="string">
            <text:p text:style-name="Standard">RoomNumber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Patient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</table:table>
      <text:h text:style-name="Heading_20_2" text:outline-level="2" text:is-list-header="true">Table structure for table Patient</text:h>
      <table:table table:name="Patient_structure" table:style-name="Patient_5f_structure">
        <table:table-column table:style-name="Patient_5f_structure.A" table:number-columns-repeated="4"/>
        <table:table-column table:style-name="Patien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Patient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FirstNam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stNam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ateOfBirth</text:p>
          </table:table-cell>
          <table:table-cell office:value-type="string">
            <text:p text:style-name="Standard">dat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SN</text:p>
          </table:table-cell>
          <table:table-cell office:value-type="string">
            <text:p text:style-name="Standard">int(9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PhoneNumber</text:p>
          </table:table-cell>
          <table:table-cell office:value-type="string">
            <text:p text:style-name="Standard">tiny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reetNum</text:p>
          </table:table-cell>
          <table:table-cell office:value-type="string">
            <text:p text:style-name="Standard">smallint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ree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ty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te</text:p>
          </table:table-cell>
          <table:table-cell office:value-type="string">
            <text:p text:style-name="Standard">varchar(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Zip</text:p>
          </table:table-cell>
          <table:table-cell office:value-type="string">
            <text:p text:style-name="Standard">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sLiving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riggers Patient</text:h>
      <table:table table:name="Patient_triggers" table:style-name="Patient_5f_triggers">
        <table:table-column table:style-name="Patient_5f_triggers.A"/>
        <table:table-column table:style-name="Patient_5f_triggers.B"/>
        <table:table-column table:style-name="Patient_5f_triggers.C"/>
        <table:table-column table:style-name="Patient_5f_triggers.D"/>
        <table:table-row>
          <table:table-cell office:value-type="string">
            <text:p text:style-name="Standard">Name</text:p>
          </table:table-cell>
          <table:table-cell office:value-type="string">
            <text:p text:style-name="Standard">Time</text:p>
          </table:table-cell>
          <table:table-cell office:value-type="string">
            <text:p text:style-name="Standard">Event</text:p>
          </table:table-cell>
          <table:table-cell office:value-type="string">
            <text:p text:style-name="Standard">Definition</text:p>
          </table:table-cell>
        </table:table-row>
        <table:table-row>
          <table:table-cell office:value-type="string">
            <text:p text:style-name="Standard">DeleteUserUponDeath</text:p>
          </table:table-cell>
          <table:table-cell office:value-type="string">
            <text:p text:style-name="Standard">AFTER</text:p>
          </table:table-cell>
          <table:table-cell office:value-type="string">
            <text:p text:style-name="Standard">UPDATE</text:p>
          </table:table-cell>
          <table:table-cell office:value-type="string">
            <text:p text:style-name="Standard">DELETE FROM User WHERE UserID = (SELECT UserID FROM Patient WHERE (IsLiving = 0))</text:p>
          </table:table-cell>
        </table:table-row>
      </table:table>
      <text:h text:style-name="Heading_20_2" text:outline-level="2" text:is-list-header="true">Table structure for table Pharmacist</text:h>
      <table:table table:name="Pharmacist_structure" table:style-name="Pharmacist_5f_structure">
        <table:table-column table:style-name="Pharmacist_5f_structure.A"/>
        <table:table-column table:style-name="Pharmacist_5f_structure.B"/>
        <table:table-column table:style-name="Pharmacist_5f_structure.C" table:number-columns-repeated="2"/>
        <table:table-column table:style-name="Pharmacis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ext:soft-page-break/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LicenseNumber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Receptionist</text:h>
      <table:table table:name="Receptionist_structure" table:style-name="Receptionist_5f_structure">
        <table:table-column table:style-name="Receptionist_5f_structure.A" table:number-columns-repeated="4"/>
        <table:table-column table:style-name="Receptionis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Department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</table:table>
      <text:h text:style-name="Heading_20_2" text:outline-level="2" text:is-list-header="true">Table structure for table Record</text:h>
      <table:table table:name="Record_structure" table:style-name="Record_5f_structure">
        <table:table-column table:style-name="Record_5f_structure.A" table:number-columns-repeated="4"/>
        <table:table-column table:style-name="Record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Record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  <table:table-row>
          <table:table-cell office:value-type="string">
            <text:p text:style-name="Standard">Patient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VisitDate</text:p>
          </table:table-cell>
          <table:table-cell office:value-type="string">
            <text:p text:style-name="Standard">dat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eight</text:p>
          </table:table-cell>
          <table:table-cell office:value-type="string">
            <text:p text:style-name="Standard">smallint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Weight</text:p>
          </table:table-cell>
          <table:table-cell office:value-type="string">
            <text:p text:style-name="Standard">smallint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odPressure</text:p>
          </table:table-cell>
          <table:table-cell office:value-type="string">
            <text:p text:style-name="Standard">varchar(7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Room</text:h>
      <table:table table:name="Room_structure" table:style-name="Room_5f_structure">
        <table:table-column table:style-name="Room_5f_structure.A" table:number-columns-repeated="4"/>
        <table:table-column table:style-name="Room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RoomNumber</text:p>
          </table:table-cell>
          <table:table-cell office:value-type="string">
            <text:p text:style-name="Standard">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</table:table>
      <text:h text:style-name="Heading_20_2" text:outline-level="2" text:is-list-header="true">Table structure for table User</text:h>
      <table:table table:name="User_structure" table:style-name="User_5f_structure">
        <table:table-column table:style-name="User_5f_structure.A" table:number-columns-repeated="4"/>
        <table:table-column table:style-name="User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Username</text:p>
          </table:table-cell>
          <table:table-cell office:value-type="string">
            <text:p text:style-name="Standard">varchar(1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  <table:table-row>
          <table:table-cell office:value-type="string">
            <text:p text:style-name="Standard">Password</text:p>
          </table:table-cell>
          <table:table-cell office:value-type="string">
            <text:p text:style-name="Standard">varchar(1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password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ountCreationDate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Structure for view See specialties on call</text:h>
      <table:table table:name="See specialties on call_structure" table:style-name="See_20_specialties_20_on_20_call_5f_structure">
        <table:table-column table:style-name="See_20_specialties_20_on_20_call_5f_structure.A" table:number-columns-repeated="4"/>
        <table:table-column table:style-name="See_20_specialties_20_on_20_call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OnCall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phpMyAdmin 4.3.9</meta:initial-creator>
    <meta:creation-date>2015-04-21T18:51:29</meta:creation-date>
    <dc:date>2015-04-21T19:03:52.862733228</dc:date>
    <meta:editing-duration>P0D</meta:editing-duration>
    <meta:editing-cycles>1</meta:editing-cycles>
    <meta:document-statistic meta:table-count="16" meta:image-count="0" meta:object-count="0" meta:page-count="3" meta:paragraph-count="310" meta:word-count="419" meta:character-count="2660" meta:non-whitespace-character-count="2551"/>
  </office:meta>
</office:document-meta>
</file>